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bol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Objet : Candidature Spontanée – Développeur Full-Stack / Chef de Projet Technique (Profil Hybride)</text:h>
      <text:p text:style-name="Text_20_body">Madame, Monsieur,</text:p>
      <text:p text:style-name="Text_20_body">Opticien de formation et aujourd'hui <text:span text:style-name="T1">Développeur Full-Stack</text:span>, j’ai choisi de pivoter vers la tech pour mettre mes <text:span text:style-name="T1">15 ans d’expérience en gestion de projet et analyse métier</text:span> au service de solutions logicielles concrètes.</text:p>
      <text:p text:style-name="Text_20_body">Mon parcours (Le Wagon &amp; École 42) allie la rigueur algorithmique du <text:span text:style-name="T1">C/C++</text:span> et de <text:span text:style-name="T1">Docker</text:span> à l'agilité de <text:span text:style-name="T1">Ruby on Rails</text:span>. Cette double compétence me permet d’être un véritable "traducteur" entre les besoins utilisateurs et les impératifs techniques. J’ai notamment piloté la transition numérique d’un centre de santé, où j'ai formé 6 collaborateurs et documenté des bugs critiques lors du déploiement d’un logiciel métier complexe.</text:p>
      <text:p text:style-name="Text_20_body">Rejoindre <text:span text:style-name="T1">[Nom de l'entreprise]</text:span> représente pour moi l’opportunité de mettre ce profil hybride — alliant conception technique, sens du service et pédagogie — au service de vos projets. Je suis particulièrement attiré par votre expertise dans le secteur de <text:span text:style-name="T1">[précisez : la santé / l'éducation / le logiciel métier]</text:span>.</text:p>
      <text:p text:style-name="Text_20_body">Je serais ravi de vous exposer, lors d’un entretien, comment ma capacité d'adaptation et ma vision métier peuvent apporter une valeur ajoutée immédiate à vos équipes.</text:p>
      <text:p text:style-name="Text_20_body">Dans l'attente de votre retour, je vous prie d'agréer, Madame, Monsieur, l'expression de mes salutations distinguées.</text:p>
      <text:p text:style-name="Text_20_body"><text:span text:style-name="T1">Mathieu Zimeris</text:span> 📞 06 03 02 33 83 🔗 [Lien vers votre GitHub ou Portfolio]</text:p>
      <text:p text:style-name="Standard"/>
      <text:p text:style-name="Standard"/>
      <text:p text:style-name="Text_20_body">Bonjour [Prénom],</text:p>
      <text:p text:style-name="Text_20_body">Développeur, avec une solide expérience métier dans la santé et des environnements réglementés, je m’intéresse aux projets SI à impact portés par le secteur mutualiste.</text:p>
      <text:p text:style-name="Text_20_body">Seriez-vous la bonne personne pour en discuter ou pourriez-vous m’indiquer l’interlocuteur approprié ?</text:p>
      <text:p text:style-name="Text_20_body">Merci et bonne journée,<text:line-break/>Mathieu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4:14:17.227994920</meta:creation-date>
    <dc:date>2026-02-26T14:48:01.415844337</dc:date>
    <meta:editing-duration>PT33M4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263" meta:character-count="1745" meta:non-whitespace-character-count="1491"/>
  </office:meta>
</office:document-meta>
</file>